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201000002000000020078280FCF87D7CB5D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942cm" fo:min-width="21.852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6.775cm"/>
      <style:paragraph-properties style:writing-mode="lr-tb"/>
    </style:style>
    <style:style style:name="gr5" style:family="graphic" style:parent-style-name="objectwithoutfill">
      <style:graphic-properties svg:stroke-color="#c9211e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376cm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5.056cm"/>
      <style:paragraph-properties style:writing-mode="lr-tb"/>
    </style:style>
    <style:style style:name="gr9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.021cm" fo:min-width="0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6b5e9b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52cm" fo:min-width="18.296cm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.766cm" fo:min-width="6.8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1.414cm"/>
      <style:paragraph-properties style:writing-mode="lr-tb"/>
    </style:style>
    <style:style style:name="gr14" style:family="graphic" style:parent-style-name="standard">
      <style:graphic-properties svg:stroke-width="0.053cm" svg:stroke-color="#5b277d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top" draw:auto-grow-height="false" fo:min-height="3.024cm" fo:min-width="18.268cm" fo:padding-top="0.139cm" fo:padding-bottom="0.139cm" fo:padding-left="0.264cm" fo:padding-right="0.264cm"/>
      <style:paragraph-properties style:writing-mode="lr-tb"/>
    </style:style>
    <style:style style:name="gr16" style:family="graphic" style:parent-style-name="standard">
      <style:graphic-properties svg:stroke-color="#999999" draw:fill="solid" draw:fill-color="#00a933" draw:textarea-horizontal-align="justify" draw:textarea-vertical-align="middle" draw:auto-grow-height="false" fo:min-height="0.766cm" fo:min-width="6.866cm"/>
      <style:paragraph-properties style:writing-mode="lr-tb"/>
    </style:style>
    <style:style style:name="gr17" style:family="graphic" style:parent-style-name="standard">
      <style:graphic-properties svg:stroke-width="0.053cm" svg:stroke-color="#5b277d" draw:marker-start-width="0.279cm" draw:marker-end-width="0.279cm" draw:fill="solid" draw:fill-color="#5b277d" draw:textarea-vertical-align="middle" draw:auto-grow-height="false" fo:min-height="0cm" fo:min-width="0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8.451cm"/>
      <style:paragraph-properties style:writing-mode="lr-tb"/>
    </style:style>
    <style:style style:name="gr1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cm" fo:min-width="0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999999" draw:marker-start-width="0.279cm" draw:marker-end-width="0.279cm" draw:fill="solid" draw:fill-color="#999999" draw:textarea-vertical-align="middle" draw:auto-grow-height="false" fo:min-height="0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color="#eeeeee" draw:fill-color="#eeeeee" draw:textarea-horizontal-align="justify" draw:textarea-vertical-align="middle" draw:auto-grow-height="false" fo:min-height="13.964cm" fo:min-width="23.364cm"/>
    </style:style>
    <style:style style:name="gr22" style:family="graphic" style:parent-style-name="standard">
      <style:graphic-properties svg:stroke-color="#afd095" svg:stroke-opacity="0%" draw:fill-color="#afd095" draw:textarea-horizontal-align="justify" draw:textarea-vertical-align="middle" draw:auto-grow-height="false" fo:min-height="14.26cm" fo:min-width="10.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36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7.87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03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3.384cm" fo:min-width="10.754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713cm" fo:min-width="2.872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6.226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 style:list-style-name="L1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34cm" fo:min-width="2.67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top" draw:auto-grow-height="false" fo:min-height="1.624cm" fo:min-width="11.08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 style:list-style-name="L1">
      <style:graphic-properties svg:stroke-width="0.035cm" svg:stroke-color="#ff6d6d" draw:marker-start-width="0.252cm" draw:marker-end-width="0.252cm" draw:fill-color="#ff6d6d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 style:list-style-name="L1">
      <style:graphic-properties svg:stroke-width="0.035cm" svg:stroke-color="#3faf46" draw:marker-start-width="0.252cm" draw:marker-end-width="0.252cm" draw:fill-color="#3faf46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 style:list-style-name="L1">
      <style:graphic-properties svg:stroke-width="0.035cm" svg:stroke-color="#cccccc" draw:marker-start-width="0.252cm" draw:marker-end-width="0.252cm" draw:fill-color="#cccccc" draw:textarea-horizontal-align="justify" draw:textarea-vertical-align="middle" draw:auto-grow-height="false" fo:min-height="0.634cm" fo:min-width="0.384cm" fo:padding-top="0.142cm" fo:padding-bottom="0.142cm" fo:padding-left="0.267cm" fo:padding-right="0.267cm"/>
      <style:paragraph-properties style:writing-mode="lr-tb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44cm" style:use-optimal-column-width="false"/>
    </style:style>
    <style:style style:name="co2" style:family="table-column">
      <style:table-column-properties style:column-width="15.841cm" style:use-optimal-column-width="false"/>
    </style:style>
    <style:style style:name="co3" style:family="table-column">
      <style:table-column-properties style:column-width="4.23cm" style:use-optimal-column-width="false"/>
    </style:style>
    <style:style style:name="co4" style:family="table-column">
      <style:table-column-properties style:column-width="15.074cm" style:use-optimal-column-width="false"/>
    </style:style>
    <style:style style:name="ro1" style:family="table-row">
      <style:table-row-properties style:row-height="1.919cm" style:use-optimal-row-height="false"/>
    </style:style>
    <style:style style:name="ro2" style:family="table-row">
      <style:table-row-properties style:row-height="1.922cm" style:use-optimal-row-height="false"/>
    </style:style>
    <style:style style:name="ce1" style:family="table-cell">
      <style:paragraph-properties fo:border="0.03pt solid #000000"/>
      <style:text-properties style:font-name="Ubuntu"/>
    </style:style>
    <style:style style:name="ce2" style:family="table-cell">
      <style:paragraph-properties fo:text-align="center" fo:border="0.03pt solid #000000"/>
      <style:text-properties style:font-name="Ubuntu"/>
    </style:style>
    <style:style style:name="ce3" style:family="table-cell">
      <style:paragraph-properties fo:text-align="start" fo:border="0.03pt solid #000000"/>
      <style:text-properties style:font-name="Ubuntu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4" style:family="paragraph">
      <style:text-properties style:font-name="Ubuntu"/>
    </style:style>
    <style:style style:name="P5" style:family="paragraph">
      <style:paragraph-properties fo:text-align="center"/>
      <style:text-properties style:font-name="Ubuntu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style:writing-mode="lr-tb"/>
      <style:text-properties style:font-name="Ubuntu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c9211e" style:font-name="Ubuntu Mono" fo:font-size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c9211e" style:font-name="Ubuntu" fo:font-size="24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fo:text-align="start"/>
      <style:text-properties style:font-name="Ubuntu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 style:writing-mode="lr-tb"/>
      <style:text-properties style:font-name="Ubuntu"/>
    </style:style>
    <style:style style:name="P15" style:family="paragraph">
      <loext:graphic-properties draw:fill="none"/>
      <style:paragraph-properties fo:text-align="start" style:writing-mode="lr-tb"/>
      <style:text-properties style:font-name="Ubuntu"/>
    </style:style>
    <style:style style:name="P16" style:family="paragraph">
      <style:paragraph-properties fo:text-align="center" style:writing-mode="lr-tb"/>
      <style:text-properties fo:color="#ffffff" style:font-name="Ubuntu"/>
    </style:style>
    <style:style style:name="P17" style:family="paragraph">
      <loext:graphic-properties draw:fill="solid" draw:fill-color="#999999"/>
      <style:paragraph-properties fo:text-align="center" style:writing-mode="lr-tb"/>
      <style:text-properties fo:color="#ffffff" style:font-name="Ubuntu"/>
    </style:style>
    <style:style style:name="P18" style:family="paragraph">
      <style:paragraph-properties fo:text-align="start" style:writing-mode="lr-tb"/>
      <style:text-properties style:font-name="Ubuntu" fo:font-size="18pt" style:font-size-asian="18pt" style:font-size-complex="18pt"/>
    </style:style>
    <style:style style:name="P19" style:family="paragraph">
      <loext:graphic-properties draw:fill="none"/>
      <style:paragraph-properties fo:text-align="start" style:writing-mode="lr-tb"/>
      <style:text-properties style:font-name="Ubuntu" fo:font-size="18pt" style:font-size-asian="18pt" style:font-size-complex="18pt"/>
    </style:style>
    <style:style style:name="P20" style:family="paragraph">
      <loext:graphic-properties draw:fill="solid" draw:fill-color="#00a933"/>
      <style:paragraph-properties fo:text-align="center" style:writing-mode="lr-tb"/>
      <style:text-properties fo:color="#ffffff" style:font-name="Ubuntu"/>
    </style:style>
    <style:style style:name="P21" style:family="paragraph">
      <loext:graphic-properties draw:fill="solid" draw:fill-color="#5b277d"/>
      <style:paragraph-properties fo:text-align="center"/>
    </style:style>
    <style:style style:name="P22" style:family="paragraph">
      <loext:graphic-properties draw:fill="solid" draw:fill-color="#999999"/>
      <style:paragraph-properties fo:text-align="center"/>
    </style:style>
    <style:style style:name="P23" style:family="paragraph">
      <loext:graphic-properties draw:fill-color="#eeeeee"/>
      <style:paragraph-properties fo:text-align="center"/>
    </style:style>
    <style:style style:name="P24" style:family="paragraph">
      <loext:graphic-properties draw:fill-color="#afd095"/>
      <style:paragraph-properties fo:text-align="center"/>
    </style:style>
    <style:style style:name="P25" style:family="paragraph">
      <loext:graphic-properties draw:fill-color="#ffffff"/>
      <style:paragraph-properties fo:text-align="center"/>
      <style:text-properties style:font-name="Ubuntu" fo:font-size="12pt"/>
    </style:style>
    <style:style style:name="P26" style:family="paragraph">
      <style:paragraph-properties fo:text-align="start" style:writing-mode="lr-tb"/>
      <style:text-properties fo:color="#999999" style:font-name="Ubuntu" fo:font-size="12pt" style:font-size-asian="12pt" style:font-size-complex="12pt"/>
    </style:style>
    <style:style style:name="P27" style:family="paragraph">
      <loext:graphic-properties draw:fill-color="#ffffff"/>
      <style:paragraph-properties fo:text-align="start" style:writing-mode="lr-tb"/>
      <style:text-properties fo:color="#999999" style:font-name="Ubuntu" fo:font-size="12pt" style:font-size-asian="12pt" style:font-size-complex="12pt"/>
    </style:style>
    <style:style style:name="P28" style:family="paragraph">
      <style:paragraph-properties fo:margin-left="0cm" fo:margin-right="0cm" fo:text-align="start" fo:text-indent="0cm" style:writing-mode="lr-tb"/>
      <style:text-properties fo:color="#999999" style:font-name="Ubuntu" fo:font-size="12pt" style:font-size-asian="12pt" style:font-size-complex="12pt"/>
    </style:style>
    <style:style style:name="P29" style:family="paragraph">
      <loext:graphic-properties draw:fill-color="#ffffff"/>
      <style:paragraph-properties fo:margin-left="0cm" fo:margin-right="0cm" fo:text-align="start" fo:text-indent="0cm" style:writing-mode="lr-tb"/>
      <style:text-properties fo:color="#999999" style:font-name="Ubuntu" fo:font-size="12pt" style:font-size-asian="12pt" style:font-size-complex="12pt"/>
    </style:style>
    <style:style style:name="P30" style:family="paragraph">
      <style:paragraph-properties fo:margin-left="0cm" fo:margin-right="0cm" fo:text-align="end" fo:text-indent="0cm" style:writing-mode="lr-tb"/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P31" style:family="paragraph">
      <loext:graphic-properties draw:fill-color="#ffffff"/>
      <style:paragraph-properties fo:margin-left="0cm" fo:margin-right="0cm" fo:text-align="end" fo:text-indent="0cm" style:writing-mode="lr-tb"/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P32" style:family="paragraph"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33" style:family="paragraph">
      <loext:graphic-properties draw:fill-color="#ff6d6d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34" style:family="paragraph">
      <loext:graphic-properties draw:fill-color="#3faf46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P35" style:family="paragraph">
      <loext:graphic-properties draw:fill-color="#cccccc"/>
      <style:paragraph-properties fo:margin-left="0cm" fo:margin-right="0cm" fo:text-align="center" fo:text-indent="0cm" style:writing-mode="lr-tb"/>
      <style:text-properties fo:color="#ffffff" style:font-name="Ubuntu" fo:font-size="18pt" style:letter-kerning="true" style:font-name-asian="Noto Sans CJK SC" style:font-size-asian="12pt" style:font-name-complex="Lohit Devanagari" style:font-size-complex="12pt"/>
    </style:style>
    <style:style style:name="T1" style:family="text">
      <style:text-properties fo:font-size="24pt"/>
    </style:style>
    <style:style style:name="T2" style:family="text">
      <style:text-properties style:font-name="Ubuntu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Ubuntu" fo:font-size="24pt"/>
    </style:style>
    <style:style style:name="T6" style:family="text">
      <style:text-properties fo:color="#c9211e" style:font-name="Ubuntu Mono" fo:font-size="12pt"/>
    </style:style>
    <style:style style:name="T7" style:family="text">
      <style:text-properties fo:color="#c9211e" style:font-name="Ubuntu" fo:font-size="24pt"/>
    </style:style>
    <style:style style:name="T8" style:family="text">
      <style:text-properties fo:color="#c9211e" style:font-name="Ubuntu" fo:font-size="12pt" style:font-size-asian="12pt" style:font-size-complex="12pt"/>
    </style:style>
    <style:style style:name="T9" style:family="text">
      <style:text-properties fo:color="#999999" style:font-name="Ubuntu" fo:font-size="12pt" style:font-size-asian="12pt" style:font-size-complex="12pt"/>
    </style:style>
    <style:style style:name="T10" style:family="text">
      <style:text-properties fo:color="#ffffff" style:font-name="Ubuntu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fo:color="#c9211e" style:text-position="super 58%" style:font-name="Ubuntu" fo:font-size="12pt" style:font-size-asian="12pt" style:font-size-complex="12pt"/>
    </style:style>
    <style:style style:name="T13" style:family="text">
      <style:text-properties fo:color="#999999" style:font-name="Ubuntu" fo:font-size="12pt" style:letter-kerning="true" style:font-name-asian="Noto Sans CJK SC" style:font-size-asian="12pt" style:font-name-complex="Lohit Devanagari" style:font-size-complex="12pt"/>
    </style:style>
    <style:style style:name="T14" style:family="text">
      <style:text-properties fo:color="#ffffff" style:font-name="Ubuntu" style:letter-kerning="true" style:font-name-asian="Noto Sans CJK SC" style:font-size-asian="12pt" style:font-name-complex="Lohit Devanaga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352cm" svg:height="12.192cm" svg:x="3.302cm" svg:y="2.28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3.978cm" svg:y="2.286cm">
          <draw:text-box>
            <text:p text:style-name="P2"><text:span text:style-name="T1">×</text:span></text:p>
          </draw:text-box>
        </draw:frame>
        <draw:frame draw:style-name="standard" draw:layer="layout" svg:width="20.284cm" svg:height="9.597cm" svg:x="4.221cm" svg:y="3.809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Field Name 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3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ame 4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2">
                <text:p text:style-name="P5"><text:span text:style-name="T2">...</text:span></text:p>
              </table:table-cell>
              <table:table-cell table:style-name="ce1">
                <text:p text:style-name="P4"><text:span text:style-name="T2">More rows follow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7" draw:layer="layout" svg:width="3.872cm" svg:height="1.199cm" svg:x="12.981cm" svg:y="2.44cm">
          <draw:text-box>
            <text:p text:style-name="P6"><text:span text:style-name="T3">⇐ <text:s/></text:span><text:span text:style-name="T4">3 / 8 <text:s/></text:span><text:span text:style-name="T5">⇒</text:span></text:p>
          </draw:text-box>
        </draw:frame>
        <draw:frame draw:style-name="gr4" draw:text-style-name="P8" draw:layer="layout" svg:width="7.275cm" svg:height="0.674cm" svg:x="10.922cm" svg:y="0.85cm">
          <draw:text-box>
            <text:p text:style-name="P2"><text:span text:style-name="T6">{idx of Current} / {numAnalysis}</text:span></text:p>
          </draw:text-box>
        </draw:frame>
        <draw:line draw:style-name="gr5" draw:text-style-name="P9" draw:layer="layout" svg:x1="14.886cm" svg:y1="2.618cm" svg:x2="14.886cm" svg:y2="1.524cm">
          <text:p/>
        </draw:line>
        <draw:frame draw:style-name="gr6" draw:text-style-name="P10" draw:layer="layout" svg:width="3.876cm" svg:height="1.199cm" svg:x="3.236cm" svg:y="0.754cm">
          <draw:text-box>
            <text:p><text:span text:style-name="T7">New Top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10" draw:layer="layout" svg:width="15.556cm" svg:height="1.199cm" svg:x="3.272cm" svg:y="0.79cm">
          <draw:text-box>
            <text:p><text:span text:style-name="T7">New Bottom (No Comment Posted Yet)</text:span></text:p>
          </draw:text-box>
        </draw:frame>
        <draw:custom-shape draw:style-name="gr9" draw:text-style-name="P13" draw:layer="layout" svg:width="0.813cm" svg:height="0.813cm" svg:x="5.08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6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7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8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9.093cm" svg:y="9.14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5" draw:layer="layout" svg:width="18.796cm" svg:height="3.302cm" svg:x="5.08cm" svg:y="10.414cm">
          <text:p text:style-name="P14"><text:span text:style-name="T2">Input Box for User to Leave Comment</text:span></text:p>
          <text:p text:style-name="P14"><text:span text:style-name="T8">[When nothing is written, show “</text:span><text:span text:style-name="T9">Leave some comments...</text:span><text:span text:style-name="T8">”]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7.366cm" svg:height="1.016cm" svg:x="16.51cm" svg:y="9.144cm">
          <text:p text:style-name="P16"><text:span text:style-name="T10">Post &amp; Generate Ne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10" draw:layer="layout" svg:width="21.914cm" svg:height="1.199cm" svg:x="3.272cm" svg:y="0.79cm">
          <draw:text-box>
            <text:p><text:span text:style-name="T7">New Bottom (User wrote comments but not posted yet)</text:span></text:p>
          </draw:text-box>
        </draw:frame>
        <draw:custom-shape draw:style-name="gr14" draw:text-style-name="P13" draw:layer="layout" svg:width="0.813cm" svg:height="0.813cm" svg:x="5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3" draw:layer="layout" svg:width="0.813cm" svg:height="0.813cm" svg:x="9.093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18.796cm" svg:height="3.302cm" svg:x="5.08cm" svg:y="10.414cm">
          <text:p text:style-name="P18"><text:span text:style-name="T11">[This is the comment by user] bala bala bala yeah yeah yeah ho</text:span></text:p>
          <text:p text:style-name="P18"><text:span text:style-name="T8"/></text:p>
          <text:p text:style-name="P18"><text:span text:style-name="T8">User chose 4-star (by clicking the 4</text:span><text:span text:style-name="T12">th</text:span><text:span text:style-name="T8"> star) for this analysis 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7.366cm" svg:height="1.016cm" svg:x="16.51cm" svg:y="9.144cm">
          <text:p text:style-name="P16"><text:span text:style-name="T10">Post &amp; Generate New</text:span></text:p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406cm" svg:height="0.406cm" svg:x="5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6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6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7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7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4" draw:text-style-name="P13" draw:layer="layout" svg:width="0.813cm" svg:height="0.813cm" svg:x="8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7" draw:text-style-name="P21" draw:layer="layout" svg:width="0.406cm" svg:height="0.406cm" svg:x="8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2.352cm" svg:height="12.192cm" svg:x="3.338cm" svg:y="2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676cm" svg:height="1.673cm" svg:x="24.014cm" svg:y="2.322cm">
          <draw:text-box>
            <text:p text:style-name="P2"><text:span text:style-name="T1">×</text:span></text:p>
          </draw:text-box>
        </draw:frame>
        <draw:frame draw:style-name="standard" draw:layer="layout" svg:width="19.303cm" svg:height="5.759cm" svg:x="4.826cm" svg:y="3.045cm">
          <table:table table:template-name="bw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Field n-2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2">Field n-1</text:span></text:p>
              </table:table-cell>
              <table:table-cell>
                <text:p text:style-name="P4"><text:span text:style-name="T2">Some value (Just leave it as before)</text:span></text:p>
              </table:table-cell>
            </table:table-row>
            <table:table-row table:style-name="ro2">
              <table:table-cell table:style-name="ce3">
                <text:p text:style-name="P12"><text:span text:style-name="T2">Last Field</text:span></text:p>
              </table:table-cell>
              <table:table-cell table:style-name="ce1">
                <text:p text:style-name="P4"><text:span text:style-name="T2">Value of last fiel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8" draw:text-style-name="P10" draw:layer="layout" svg:width="18.951cm" svg:height="1.199cm" svg:x="3.272cm" svg:y="0.79cm">
          <draw:text-box>
            <text:p><text:span text:style-name="T7">New Bottom (Comment Already Posted by User)</text:span></text:p>
          </draw:text-box>
        </draw:frame>
        <draw:custom-shape draw:style-name="gr19" draw:text-style-name="P13" draw:layer="layout" svg:width="0.813cm" svg:height="0.813cm" svg:x="5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9.093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5" draw:text-style-name="P19" draw:layer="layout" svg:width="18.796cm" svg:height="3.302cm" svg:x="5.08cm" svg:y="10.414cm">
          <text:p text:style-name="P18"><text:span text:style-name="T11">[This is the comment by user] bala bala bala yeah yeah yeah ho</text:span></text:p>
          <text:p text:style-name="P18"><text:span text:style-name="T11">ho ho ha ha ha ha </text:span><text:span text:style-name="T8">(read from db)</text:span></text:p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406cm" svg:height="0.406cm" svg:x="5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6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6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7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7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13" draw:layer="layout" svg:width="0.813cm" svg:height="0.813cm" svg:x="8.08cm" svg:y="9.144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0" draw:text-style-name="P22" draw:layer="layout" svg:width="0.406cm" svg:height="0.406cm" svg:x="8.283cm" svg:y="9.37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1" draw:text-style-name="P23" draw:layer="layout" svg:width="25.4cm" svg:height="15.75cm" svg:x="1.27cm" svg:y="0cm">
          <text:p/>
          <draw:enhanced-geometry svg:viewBox="0 0 21600 21600" draw:path-stretchpoint-x="10800" draw:path-stretchpoint-y="10800" draw:text-areas="?f3 ?f4 ?f5 ?f6" draw:type="round-rectangle" draw:modifiers="355.177449050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4" draw:layer="layout" svg:width="12.7cm" svg:height="15.75cm" svg:x="13.97cm" svg:y="0cm">
          <text:p/>
          <draw:enhanced-geometry svg:viewBox="0 0 21600 21600" draw:path-stretchpoint-x="10800" draw:path-stretchpoint-y="10800" draw:text-areas="?f3 ?f4 ?f5 ?f6" draw:type="round-rectangle" draw:modifiers="505.0940870797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7" draw:layer="layout" svg:width="3.436cm" svg:height="0.963cm" svg:x="1.524cm" svg:y="0.508cm">
          <draw:text-box>
            <text:p><text:span text:style-name="T2">Filen</text:span><text:span text:style-name="T2">ame: </text:span></text:p>
          </draw:text-box>
        </draw:frame>
        <draw:custom-shape draw:style-name="gr24" draw:text-style-name="P25" draw:layer="layout" svg:width="8.502cm" svg:height="1.016cm" svg:x="4.96cm" svg:y="0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7" draw:layer="layout" svg:width="3.203cm" svg:height="0.963cm" svg:x="1.544cm" svg:y="2.085cm">
          <draw:text-box>
            <text:p><text:span text:style-name="T2">Summary</text:span></text:p>
          </draw:text-box>
        </draw:frame>
        <draw:custom-shape draw:style-name="gr26" draw:text-style-name="P27" draw:layer="layout" svg:width="11.684cm" svg:height="4.064cm" svg:x="1.778cm" svg:y="3.048cm">
          <text:p text:style-name="P26"><text:span text:style-name="T9">Write a short paragraph to describe yourself...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7" draw:layer="layout" svg:width="3.372cm" svg:height="0.963cm" svg:x="1.524cm" svg:y="7.765cm">
          <draw:text-box>
            <text:p><text:span text:style-name="T2">Education</text:span></text:p>
          </draw:text-box>
        </draw:frame>
        <draw:custom-shape draw:style-name="gr28" draw:text-style-name="P29" draw:layer="layout" svg:width="6.858cm" svg:height="1.016cm" svg:x="1.778cm" svg:y="8.928cm">
          <text:p text:style-name="P28"><text:span text:style-name="T13">Level, School 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1" draw:layer="layout" svg:width="3.302cm" svg:height="1.016cm" svg:x="8.89cm" svg:y="8.936cm">
          <text:p text:style-name="P30"><text:span text:style-name="T13">Year Obta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draw:layer="layout" svg:width="11.684cm" svg:height="1.978cm" svg:x="1.778cm" svg:y="10.16cm">
          <text:p text:style-name="P26"><text:span text:style-name="T9">Briefly describe your achievement</text:span></text:p>
          <draw:enhanced-geometry svg:viewBox="0 0 21600 21600" draw:path-stretchpoint-x="10800" draw:path-stretchpoint-y="10800" draw:text-areas="?f3 ?f4 ?f5 ?f6" draw:type="round-rectangle" draw:modifiers="1339.0405904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3" draw:layer="layout" svg:width="1.016cm" svg:height="1.016cm" svg:x="12.446cm" svg:y="8.937cm">
          <text:p text:style-name="P32"><text:span text:style-name="T14">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4" draw:layer="layout" svg:width="1.016cm" svg:height="1.016cm" svg:x="12.446cm" svg:y="7.772cm">
          <text:p text:style-name="P32"><text:span text:style-name="T14">+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draw:layer="layout" svg:width="1.016cm" svg:height="1.016cm" svg:x="11.176cm" svg:y="7.772cm">
          <text:p text:style-name="P32"><text:span text:style-name="T14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2" draw:layer="layout" svg:width="0.711cm" svg:height="0.762cm" svg:x="11.328cm" svg:y="7.925cm">
          <draw:image xlink:href="Pictures/10000201000002000000020078280FCF87D7CB5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31T20:24:49.296948529</meta:creation-date>
    <dc:date>2025-09-22T18:44:39.889418552</dc:date>
    <meta:editing-duration>PT2H15M6S</meta:editing-duration>
    <meta:editing-cycles>6</meta:editing-cycles>
    <meta:generator>LibreOffice/6.4.7.2$Linux_X86_64 LibreOffice_project/40$Build-2</meta:generator>
    <meta:document-statistic meta:object-count="92"/>
  </office:meta>
</office:document-meta>
</file>